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3.95816666666667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umber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Photo Credi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tasticta flisa</text:p>
          </table:table-cell>
          <table:table-cell office:value-type="string" table:style-name="ce1">
            <text:p>Bernardo Lopez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elias argenthona</text:p>
          </table:table-cell>
          <table:table-cell office:value-type="string" table:style-name="ce1">
            <text:p>Uncredited - https://www.aureus-butterflies.de/Delias-argenthona-ssp-argenthona-mal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elias perioboea</text:p>
          </table:table-cell>
          <table:table-cell office:value-type="string" table:style-name="ce1">
            <text:p>Uncredited - http://lithops.com.ua/index.php?route=product/product&amp;path=59_64_74&amp;product_id=210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lias ornytion</text:p>
          </table:table-cell>
          <table:table-cell office:value-type="string" table:style-name="ce1">
            <text:p>KSP - https://www.papua-insects.nl/insect%20orders/Lepidoptera/Pieridae/Delias/nigrana%20group/Delias%20ornytion.htm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elias luctosa</text:p>
          </table:table-cell>
          <table:table-cell office:value-type="string" table:style-name="ce1">
            <text:p>Uncredited - https://www.aureus-butterflies.de/Delias-luctuosa-ssp-kuning-male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elias ceneus</text:p>
          </table:table-cell>
          <table:table-cell office:value-type="string" table:style-name="ce1">
            <text:p>Public Domain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seudopontia mabira</text:p>
          </table:table-cell>
          <table:table-cell office:value-type="string" table:style-name="ce1">
            <text:p>https://blog-imgs-43-origin.fc2.com/d/u/r/durnfordi/_1011022@@c.jpg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ieinix nemesis</text:p>
          </table:table-cell>
          <table:table-cell office:value-type="string" table:style-name="ce1">
            <text:p>Andrey Kravtsov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eptidiea moresei</text:p>
          </table:table-cell>
          <table:table-cell office:value-type="string" table:style-name="ce1">
            <text:p>S. Overby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urema alitha</text:p>
          </table:table-cell>
          <table:table-cell office:value-type="string" table:style-name="ce1">
            <text:p>Pablo Romero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eriocolias zelia</text:p>
          </table:table-cell>
          <table:table-cell office:value-type="string" table:style-name="ce1">
            <text:p>Andrey Zheludev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olias regia</text:p>
          </table:table-cell>
          <table:table-cell office:value-type="string" table:style-name="ce1">
            <text:p>morozzz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phrissa boisduvalii</text:p>
          </table:table-cell>
          <table:table-cell office:value-type="string" table:style-name="ce1">
            <text:p>kim davis, mike stangeland, andrew warren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olias philodice</text:p>
          </table:table-cell>
          <table:table-cell office:value-type="string" table:style-name="ce1">
            <text:p>Charles Bordelon and Ed Knudson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Gonepteryx mahaguru</text:p>
          </table:table-cell>
          <table:table-cell office:value-type="string" table:style-name="ce1">
            <text:p>ebay handle: <text:s/>maximinus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frodryas leda</text:p>
          </table:table-cell>
          <table:table-cell office:value-type="string" table:style-name="ce1">
            <text:p>Uncred - http://www.jpmoth.org/~dmoth/Butterflies_of_the_world/03Pieridae/03_Coliadinae/12_Afrodryas/Afrodryas_leda/Afrodryas_leda.html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Leptosia nina</text:p>
          </table:table-cell>
          <table:table-cell office:value-type="string" table:style-name="ce1">
            <text:p>Uncredited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epheronia argia</text:p>
          </table:table-cell>
          <table:table-cell office:value-type="string" table:style-name="ce1">
            <text:p>Uncredited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nthocharis midea</text:p>
          </table:table-cell>
          <table:table-cell office:value-type="string" table:style-name="ce1">
            <text:p>kim davis, mike stangeland, andrew warren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Hebemoia glaucippe</text:p>
          </table:table-cell>
          <table:table-cell office:value-type="string" table:style-name="ce1">
            <text:p>Uncredited - https://www.aureus-butterflies.de/Hebomoia-glaucippe-ssp-philippinensis-GHOST-ABERRATION-female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olotis ungemachi</text:p>
          </table:table-cell>
          <table:table-cell office:value-type="string" table:style-name="ce1">
            <text:p>DOI:10.1080/09397140.2018.151128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olotis auxo</text:p>
          </table:table-cell>
          <table:table-cell office:value-type="string" table:style-name="ce1">
            <text:p>Uncredited - https://www.aureus-butterflies.de/Colotis-aux-Maennchen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olotis guenei</text:p>
          </table:table-cell>
          <table:table-cell office:value-type="string" table:style-name="ce1">
            <text:p>Uncredited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lotis phisadia</text:p>
          </table:table-cell>
          <table:table-cell office:value-type="string" table:style-name="ce1">
            <text:p>Tomáš Vrána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Elodina queenslandica</text:p>
          </table:table-cell>
          <table:table-cell office:value-type="string" table:style-name="ce1">
            <text:p>Uncredited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ontia callidice</text:p>
          </table:table-cell>
          <table:table-cell office:value-type="string" table:style-name="ce1">
            <text:p>https://www.papilionea.it/pontia-callidice/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eophasia menapia</text:p>
          </table:table-cell>
          <table:table-cell office:value-type="string" table:style-name="ce1">
            <text:p>Jim P.Brock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Infraphulia ilyodes</text:p>
          </table:table-cell>
          <table:table-cell office:value-type="string" table:style-name="ce1">
            <text:p>Jim P.Brock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epora nerissa</text:p>
          </table:table-cell>
          <table:table-cell office:value-type="string" table:style-name="ce1">
            <text:p>Tomáš Vrána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rchonia brassolis</text:p>
          </table:table-cell>
          <table:table-cell office:value-type="string" table:style-name="ce1">
            <text:p>Lubomír Klátil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ppias indra</text:p>
          </table:table-cell>
          <table:table-cell office:value-type="string" table:style-name="ce1">
            <text:p>Uncredited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ppias ada</text:p>
          </table:table-cell>
          <table:table-cell office:value-type="string" table:style-name="ce1">
            <text:p>Henk van Mastrigt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atasticta scurra</text:p>
          </table:table-cell>
          <table:table-cell office:value-type="string" table:style-name="ce1">
            <text:p>Uncredited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vfica</dc:creator>
    <meta:creation-date>2022-06-23T11:28:06Z</meta:creation-date>
    <dc:date>2022-10-26T18:59:32Z</dc:date>
    <meta:editing-cycles>20</meta:editing-cycles>
    <meta:editing-duration>PT1133319S</meta:editing-duration>
  </office:meta>
</office:document-meta>
</file>